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50000018C005585A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5000b" draw:auto-grow-height="false" fo:min-height="0.749cm" fo:min-width="0.499cm" fo:wrap-option="no-wrap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529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3.45cm"/>
    </style:style>
    <style:style style:name="P1" style:family="paragraph">
      <style:paragraph-properties fo:text-align="center"/>
    </style:style>
    <style:style style:name="P2" style:family="paragraph">
      <style:text-properties style:font-name="Ubuntu Medium" fo:font-size="88pt" fo:font-weight="bold" style:font-size-asian="88pt" style:font-weight-asian="bold" style:font-size-complex="88pt" style:font-weight-complex="bold"/>
    </style:style>
    <style:style style:name="P3" style:family="paragraph">
      <style:text-properties style:font-name="Ubuntu Medium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c5000b" style:font-name="Ubuntu Medium"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c5000b" style:font-name="Ubuntu Medium" fo:font-size="44pt" fo:font-weight="bold" style:font-size-asian="44pt" style:font-weight-asian="bold" style:font-size-complex="44pt" style:font-weight-complex="bold"/>
    </style:style>
    <style:style style:name="T3" style:family="text">
      <style:text-properties style:font-name="Ubuntu Medium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ffffff" style:font-name="Ubuntu Medium" fo:font-size="44pt" fo:text-shadow="1pt 1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19cm" svg:height="27.7cm" svg:x="1cm" svg:y="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17.24901994204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text-style-name="P1" draw:layer="layout" svg:width="19.003cm" svg:height="9.72cm" svg:x="0.997cm" svg:y="14.497cm">
          <draw:image xlink:href="Pictures/10000000000001A50000018C005585AD.jpg" xlink:type="simple" xlink:show="embed" xlink:actuate="onLoad">
            <text:p/>
          </draw:image>
        </draw:frame>
        <draw:custom-shape draw:style-name="gr3" draw:text-style-name="P1" draw:layer="layout" svg:width="19.6cm" svg:height="2.9cm" svg:x="1.4cm" svg:y="11.63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3.3cm" svg:height="3.735cm" svg:x="8.648cm" svg:y="11.36cm">
          <draw:text-box>
            <text:p><text:span text:style-name="T1">Docker</text:span></text:p>
          </draw:text-box>
        </draw:frame>
        <draw:frame draw:style-name="gr4" draw:text-style-name="P3" draw:layer="layout" svg:width="19cm" svg:height="5.495cm" svg:x="1.5cm" svg:y="12.82cm">
          <draw:text-box>
            <text:p><text:span text:style-name="T2">Notes on</text:span><text:span text:style-name="T3"><text:line-break/></text:span><text:span text:style-name="T4">for all-round</text:span><text:span text:style-name="T4"><text:line-break/></text:span><text:span text:style-name="T4">develop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1:47:38.618142933</meta:creation-date>
    <dc:date>2015-01-19T12:27:20.576667767</dc:date>
    <meta:editing-duration>PT8M23S</meta:editing-duration>
    <meta:editing-cycles>2</meta:editing-cycles>
    <meta:generator>LibreOffice/4.2.6.3$Linux_X86_64 LibreOffice_project/420m0$Build-3</meta:generator>
    <meta:document-statistic meta:object-count="5"/>
  </office:meta>
</office:document-meta>
</file>